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cm" draw:marker-start-width="0.3cm" draw:marker-end-width="0.3cm" draw:fill-color="#ccccff" draw:textarea-horizontal-align="justify" draw:textarea-vertical-align="middle" draw:auto-grow-height="false" fo:padding-top="0.125cm" fo:padding-bottom="0.125cm" fo:padding-left="0.25cm" fo:padding-right="0.25cm" draw:shadow="visible" draw:shadow-color="#c0c0c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cm" draw:marker-start="Arrow_20_concave" draw:marker-start-width="0.2cm" draw:marker-end="Arrow_20_concave" draw:marker-end-width="0.2cm" draw:textarea-horizontal-align="center" draw:textarea-vertical-align="middle" fo:padding-top="0.125cm" fo:padding-bottom="0.125cm" fo:padding-left="0.25cm" fo:padding-right="0.25cm"/>
    </style:style>
    <style:style style:name="gr5" style:family="graphic" style:parent-style-name="standard">
      <style:graphic-properties draw:marker-start="Arrow_20_concave" draw:marker-start-width="0.2cm" draw:marker-end="Arrow_20_concave" draw:marker-end-width="0.2cm" draw:textarea-horizontal-align="center" draw:textarea-vertical-align="middle"/>
    </style:style>
    <style:style style:name="gr6" style:family="graphic" style:parent-style-name="standard">
      <style:graphic-properties draw:fill-color="#99ccff" draw:textarea-vertical-align="middle" draw:auto-grow-height="false" fo:min-height="0.749cm" fo:min-width="0.499cm" draw:shadow="visible" draw:shadow-color="#c0c0c0"/>
    </style:style>
    <style:style style:name="gr7" style:family="graphic" style:parent-style-name="standard">
      <style:graphic-properties svg:stroke-width="0cm" draw:marker-start-width="0.3cm" draw:marker-end-width="0.3cm" draw:fill-color="#ccccff" draw:textarea-horizontal-align="justify" draw:textarea-vertical-align="middle" draw:auto-grow-height="false" fo:padding-top="0.125cm" fo:padding-bottom="0.125cm" fo:padding-left="0.25cm" fo:padding-right="0.25cm" draw:shadow="visible" draw:shadow-color="#c0c0c0"/>
    </style:style>
    <style:style style:name="gr8" style:family="graphic" style:parent-style-name="standard">
      <style:graphic-properties draw:fill-color="#ccccff" draw:textarea-horizontal-align="justify" draw:textarea-vertical-align="middle" draw:auto-grow-height="false" draw:shadow="visible" draw:shadow-color="#c0c0c0"/>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marker-end="Arrow_20_concave" draw:marker-end-width="0.2cm" draw:textarea-horizontal-align="center" draw:textarea-vertical-align="middle"/>
    </style:style>
    <style:style style:name="gr11" style:family="graphic" style:parent-style-name="standard">
      <style:graphic-properties draw:marker-end="Arrow" draw:marker-end-width="0.2cm" draw:textarea-horizontal-align="center" draw:textarea-vertical-align="middle"/>
    </style:style>
    <style:style style:name="gr12" style:family="graphic" style:parent-style-name="standard">
      <style:graphic-properties svg:stroke-width="0.1cm" svg:stroke-color="#000000" draw:marker-start-width="0.45cm" draw:marker-end="Arrow_20_concave"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fill-color="#ff0000" draw:textarea-horizontal-align="justify" draw:textarea-vertical-align="middle" draw:auto-grow-height="false"/>
    </style:style>
    <style:style style:name="P1" style:family="paragraph">
      <style:paragraph-properties fo:margin-left="0cm" fo:margin-right="0cm" fo:text-indent="0cm"/>
    </style:style>
    <style:style style:name="P2" style:family="paragraph">
      <style:text-properties fo:font-size="10pt" style:font-size-asian="10pt" style:font-size-complex="10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0pt" style:font-size-asian="10pt" style:font-size-complex="10pt"/>
    </style:style>
    <style:style style:name="P5" style:family="paragraph">
      <style:paragraph-properties fo:text-align="center"/>
    </style:style>
    <style:style style:name="P6"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7.199cm" svg:height="0.776cm" svg:x="0.947cm" svg:y="15.417cm">
          <draw:text-box>
            <text:p text:style-name="P1"><text:span text:style-name="T1">Figure 3.1 HornetQ High Level Architecture</text:span></text:p>
          </draw:text-box>
        </draw:frame>
        <draw:g>
          <draw:custom-shape draw:style-name="gr2" draw:text-style-name="P4" draw:layer="layout" svg:width="6.6cm" svg:height="4cm" svg:x="1.9cm" svg:y="1.5cm">
            <text:p text:style-name="P3"><text:span text:style-name="T1">HornetQ Server</text:span></text:p>
            <draw:enhanced-geometry svg:viewBox="0 0 21600 21600" draw:type="rectangle" draw:enhanced-path="M 0 0 L 21600 0 21600 21600 0 21600 0 0 Z N"/>
          </draw:custom-shape>
          <draw:line draw:style-name="gr3" draw:text-style-name="P5" draw:layer="layout" svg:x1="1.9cm" svg:y1="3cm" svg:x2="8.5cm" svg:y2="3cm">
            <text:p text:style-name="P1"/>
          </draw:line>
          <draw:frame draw:style-name="gr1" draw:text-style-name="P2" draw:layer="layout" svg:width="3.304cm" svg:height="0.776cm" svg:x="3.6cm" svg:y="1.805cm">
            <draw:text-box>
              <text:p text:style-name="P1"><text:span text:style-name="T1">Persistent Journal</text:span></text:p>
            </draw:text-box>
          </draw:frame>
          <draw:custom-shape draw:style-name="gr2" draw:text-style-name="P4" draw:layer="layout" svg:width="2.6cm" svg:height="1.8cm" svg:x="1.9cm" svg:y="8.3cm">
            <text:p text:style-name="P3"><text:span text:style-name="T1">Core client</text:span></text:p>
            <draw:enhanced-geometry svg:viewBox="0 0 21600 21600" draw:type="rectangle" draw:enhanced-path="M 0 0 L 21600 0 21600 21600 0 21600 0 0 Z N"/>
          </draw:custom-shape>
          <draw:line draw:style-name="gr4" draw:text-style-name="P5" draw:layer="layout" svg:x1="3.2cm" svg:y1="8.3cm" svg:x2="3.2cm" svg:y2="5.5cm">
            <text:p text:style-name="P1"/>
          </draw:line>
          <draw:custom-shape draw:style-name="gr2" draw:text-style-name="P4" draw:layer="layout" svg:width="2.6cm" svg:height="1.8cm" svg:x="5.9cm" svg:y="8.3cm">
            <text:p text:style-name="P3"><text:span text:style-name="T1">Core client</text:span></text:p>
            <draw:enhanced-geometry svg:viewBox="0 0 21600 21600" draw:type="rectangle" draw:enhanced-path="M 0 0 L 21600 0 21600 21600 0 21600 0 0 Z N"/>
          </draw:custom-shape>
          <draw:custom-shape draw:style-name="gr2" draw:text-style-name="P4" draw:layer="layout" svg:width="2.6cm" svg:height="0.7cm" svg:x="1.9cm" svg:y="10.3cm">
            <text:p text:style-name="P3"><text:span text:style-name="T1">JMS Facade</text:span></text:p>
            <draw:enhanced-geometry svg:viewBox="0 0 21600 21600" draw:type="rectangle" draw:enhanced-path="M 0 0 L 21600 0 21600 21600 0 21600 0 0 Z N"/>
          </draw:custom-shape>
          <draw:custom-shape draw:style-name="gr2" draw:text-style-name="P4" draw:layer="layout" svg:width="2.6cm" svg:height="1.8cm" svg:x="1.9cm" svg:y="12cm">
            <text:p text:style-name="P3"><text:span text:style-name="T1">User</text:span></text:p>
            <text:p text:style-name="P3"><text:span text:style-name="T1">Application 1</text:span></text:p>
            <draw:enhanced-geometry svg:viewBox="0 0 21600 21600" draw:type="rectangle" draw:enhanced-path="M 0 0 L 21600 0 21600 21600 0 21600 0 0 Z N"/>
          </draw:custom-shape>
          <draw:custom-shape draw:style-name="gr2" draw:text-style-name="P4" draw:layer="layout" svg:width="2.6cm" svg:height="1.8cm" svg:x="5.9cm" svg:y="12.1cm">
            <text:p text:style-name="P3"><text:span text:style-name="T1">User</text:span></text:p>
            <text:p text:style-name="P3"><text:span text:style-name="T1">Application 2</text:span></text:p>
            <draw:enhanced-geometry svg:viewBox="0 0 21600 21600" draw:type="rectangle" draw:enhanced-path="M 0 0 L 21600 0 21600 21600 0 21600 0 0 Z N"/>
          </draw:custom-shape>
          <draw:line draw:style-name="gr4" draw:text-style-name="P5" draw:layer="layout" svg:x1="7.2cm" svg:y1="8.3cm" svg:x2="7.2cm" svg:y2="5.5cm">
            <text:p text:style-name="P1"/>
          </draw:line>
          <draw:line draw:style-name="gr5" draw:text-style-name="P5" draw:layer="layout" svg:x1="3.2cm" svg:y1="11cm" svg:x2="3.2cm" svg:y2="12cm">
            <text:p text:style-name="P1"/>
          </draw:line>
          <draw:line draw:style-name="gr5" draw:text-style-name="P5" draw:layer="layout" svg:x1="7.2cm" svg:y1="10.1cm" svg:x2="7.2cm" svg:y2="12.1cm">
            <text:p text:style-name="P1"/>
          </draw:line>
          <draw:custom-shape draw:style-name="gr6" draw:text-style-name="P4" draw:layer="layout" svg:width="5.5cm" svg:height="1cm" svg:x="2.5cm" svg:y="6.5cm">
            <text:p text:style-name="P3"><text:span text:style-name="T1">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page>
      <draw:page draw:name="page2" draw:style-name="dp1" draw:master-page-name="Default">
        <office:forms form:automatic-focus="false" form:apply-design-mode="false"/>
        <draw:g>
          <draw:g>
            <draw:custom-shape draw:style-name="gr7" draw:text-style-name="P4" draw:layer="layout" svg:width="7.6cm" svg:height="4.9cm" svg:x="1.9cm" svg:y="1.6cm">
              <text:p text:style-name="P1"/>
              <draw:enhanced-geometry svg:viewBox="0 0 21600 21600" draw:type="rectangle" draw:enhanced-path="M 0 0 L 21600 0 21600 21600 0 21600 0 0 Z N"/>
            </draw:custom-shape>
            <draw:custom-shape draw:style-name="gr2" draw:text-style-name="P4" draw:layer="layout" svg:width="6.6cm" svg:height="4cm" svg:x="2.4cm" svg:y="7.6cm">
              <text:p text:style-name="P3"><text:span text:style-name="T1">HornetQ Server</text:span></text:p>
              <draw:enhanced-geometry svg:viewBox="0 0 21600 21600" draw:type="rectangle" draw:enhanced-path="M 0 0 L 21600 0 21600 21600 0 21600 0 0 Z N"/>
            </draw:custom-shape>
            <draw:custom-shape draw:style-name="gr8" draw:text-style-name="P6" draw:layer="layout" svg:width="2cm" svg:height="3cm" svg:x="4.5cm" svg:y="5.5cm">
              <text:p text:style-name="P3"><text:span text:style-name="T1">JCA</text:span></text:p>
              <text:p text:style-name="P3"><text:span text:style-name="T1">adaptor</text:span></text:p>
              <draw:enhanced-geometry svg:viewBox="0 0 21600 21600" draw:type="rectangle" draw:enhanced-path="M 0 0 L 21600 0 21600 21600 0 21600 0 0 Z N"/>
            </draw:custom-shape>
            <draw:custom-shape draw:style-name="gr9" draw:text-style-name="P6" draw:layer="layout" svg:width="1.5cm" svg:height="0.9cm" svg:x="7.5cm" svg:y="2.1cm">
              <text:p text:style-name="P3"><text:span text:style-name="T1">MDB</text:span></text:p>
              <draw:enhanced-geometry svg:viewBox="0 0 21600 21600" draw:type="rectangle" draw:enhanced-path="M 0 0 L 21600 0 21600 21600 0 21600 0 0 Z N"/>
            </draw:custom-shape>
            <draw:custom-shape draw:style-name="gr9" draw:text-style-name="P6" draw:layer="layout" svg:width="1.5cm" svg:height="0.9cm" svg:x="7.5cm" svg:y="3.3cm">
              <text:p text:style-name="P3"><text:span text:style-name="T1">MDB</text:span></text:p>
              <draw:enhanced-geometry svg:viewBox="0 0 21600 21600" draw:type="rectangle" draw:enhanced-path="M 0 0 L 21600 0 21600 21600 0 21600 0 0 Z N"/>
            </draw:custom-shape>
            <draw:custom-shape draw:style-name="gr9" draw:text-style-name="P6" draw:layer="layout" svg:width="1.5cm" svg:height="0.9cm" svg:x="7.5cm" svg:y="4.5cm">
              <text:p text:style-name="P3"><text:span text:style-name="T1">MDB</text:span></text:p>
              <draw:enhanced-geometry svg:viewBox="0 0 21600 21600" draw:type="rectangle" draw:enhanced-path="M 0 0 L 21600 0 21600 21600 0 21600 0 0 Z N"/>
            </draw:custom-shape>
            <draw:custom-shape draw:style-name="gr9" draw:text-style-name="P6" draw:layer="layout" svg:width="1.5cm" svg:height="0.9cm" svg:x="2.2cm" svg:y="3.3cm">
              <text:p text:style-name="P3"><text:span text:style-name="T1">EJB</text:span></text:p>
              <draw:enhanced-geometry svg:viewBox="0 0 21600 21600" draw:type="rectangle" draw:enhanced-path="M 0 0 L 21600 0 21600 21600 0 21600 0 0 Z N"/>
            </draw:custom-shape>
            <draw:custom-shape draw:style-name="gr9" draw:text-style-name="P6" draw:layer="layout" svg:width="1.5cm" svg:height="0.9cm" svg:x="2.2cm" svg:y="2.1cm">
              <text:p text:style-name="P3"><text:span text:style-name="T1">Servlet</text:span></text:p>
              <draw:enhanced-geometry svg:viewBox="0 0 21600 21600" draw:type="rectangle" draw:enhanced-path="M 0 0 L 21600 0 21600 21600 0 21600 0 0 Z N"/>
            </draw:custom-shape>
            <draw:custom-shape draw:style-name="gr9" draw:text-style-name="P6" draw:layer="layout" svg:width="1.5cm" svg:height="0.9cm" svg:x="2.2cm" svg:y="4.6cm">
              <text:p text:style-name="P3"><text:span text:style-name="T1">EJB</text:span></text:p>
              <draw:enhanced-geometry svg:viewBox="0 0 21600 21600" draw:type="rectangle" draw:enhanced-path="M 0 0 L 21600 0 21600 21600 0 21600 0 0 Z N"/>
            </draw:custom-shape>
            <draw:line draw:style-name="gr3" draw:text-style-name="P5" draw:layer="layout" svg:x1="6cm" svg:y1="5.5cm" svg:x2="6cm" svg:y2="2.5cm">
              <text:p text:style-name="P1"/>
            </draw:line>
            <draw:line draw:style-name="gr10" draw:text-style-name="P5" draw:layer="layout" svg:x1="6cm" svg:y1="2.5cm" svg:x2="7.5cm" svg:y2="2.5cm">
              <text:p text:style-name="P1"/>
            </draw:line>
            <draw:line draw:style-name="gr10" draw:text-style-name="P5" draw:layer="layout" svg:x1="6cm" svg:y1="3.8cm" svg:x2="7.5cm" svg:y2="3.8cm">
              <text:p text:style-name="P1"/>
            </draw:line>
            <draw:line draw:style-name="gr11" draw:text-style-name="P5" draw:layer="layout" svg:x1="6cm" svg:y1="5cm" svg:x2="7.5cm" svg:y2="5cm">
              <text:p text:style-name="P1"/>
            </draw:line>
            <draw:line draw:style-name="gr3" draw:text-style-name="P5" draw:layer="layout" svg:x1="3.7cm" svg:y1="2.5cm" svg:x2="5cm" svg:y2="2.5cm">
              <text:p text:style-name="P1"/>
            </draw:line>
            <draw:line draw:style-name="gr3" draw:text-style-name="P5" draw:layer="layout" svg:x1="3.7cm" svg:y1="3.9cm" svg:x2="5cm" svg:y2="3.9cm">
              <text:p text:style-name="P1"/>
            </draw:line>
            <draw:line draw:style-name="gr3" draw:text-style-name="P5" draw:layer="layout" svg:x1="3.7cm" svg:y1="5cm" svg:x2="5cm" svg:y2="5cm">
              <text:p text:style-name="P1"/>
            </draw:line>
            <draw:line draw:style-name="gr10" draw:text-style-name="P5" draw:layer="layout" svg:x1="5cm" svg:y1="2.5cm" svg:x2="5cm" svg:y2="5.5cm">
              <text:p text:style-name="P1"/>
            </draw:line>
            <draw:line draw:style-name="gr12" draw:text-style-name="P5" draw:layer="layout" svg:x1="3cm" svg:y1="5.5cm" svg:x2="3cm" svg:y2="7.6cm">
              <text:p text:style-name="P1"/>
            </draw:line>
            <draw:custom-shape draw:style-name="gr13" draw:text-style-name="P5" draw:layer="layout" svg:width="1cm" svg:height="1cm" svg:x="2.5cm" svg:y="6cm">
              <text:p text:style-name="P1"/>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frame draw:style-name="gr1" draw:text-style-name="P2" draw:layer="layout" svg:width="4.092cm" svg:height="0.776cm" svg:x="3.6cm" svg:y="1.489cm">
            <draw:text-box>
              <text:p text:style-name="P1"><text:span text:style-name="T1">JEE Application Server</text:span></text:p>
            </draw:text-box>
          </draw:frame>
        </draw:g>
      </draw:page>
      <draw:page draw:name="page3" draw:style-name="dp1" draw:master-page-name="Default">
        <office:forms form:automatic-focus="false" form:apply-design-mode="false"/>
        <draw:g>
          <draw:custom-shape draw:style-name="gr7" draw:text-style-name="P4" draw:layer="layout" svg:width="10.6cm" svg:height="5.9cm" svg:x="1.5cm" svg:y="1.5cm">
            <text:p text:style-name="P1"/>
            <draw:enhanced-geometry svg:viewBox="0 0 21600 21600" draw:type="rectangle" draw:enhanced-path="M 0 0 L 21600 0 21600 21600 0 21600 0 0 Z N"/>
          </draw:custom-shape>
          <draw:custom-shape draw:style-name="gr8" draw:text-style-name="P4" draw:layer="layout" svg:width="5.5cm" svg:height="4.2cm" svg:x="6cm" svg:y="2.4cm">
            <text:p text:style-name="P3"><text:span text:style-name="T1">HornetQ core</text:span></text:p>
            <text:p text:style-name="P3"><text:span text:style-name="T1">server</text:span></text:p>
            <draw:enhanced-geometry svg:viewBox="0 0 21600 21600" draw:type="rectangle" draw:enhanced-path="M 0 0 L 21600 0 21600 21600 0 21600 0 0 Z N"/>
          </draw:custom-shape>
          <draw:custom-shape draw:style-name="gr8" draw:text-style-name="P4" draw:layer="layout" svg:width="2.9cm" svg:height="1.8cm" svg:x="2.1cm" svg:y="2.4cm">
            <text:p text:style-name="P3"><text:span text:style-name="T1">JNDI Server</text:span></text:p>
            <draw:enhanced-geometry svg:viewBox="0 0 21600 21600" draw:type="rectangle" draw:enhanced-path="M 0 0 L 21600 0 21600 21600 0 21600 0 0 Z N"/>
          </draw:custom-shape>
          <draw:frame draw:style-name="gr1" draw:text-style-name="P2" draw:layer="layout" svg:width="3.863cm" svg:height="0.776cm" svg:x="4.7cm" svg:y="1.4cm">
            <draw:text-box>
              <text:p text:style-name="P1"><text:span text:style-name="T1">JBoss Microcontainer</text:span></text:p>
            </draw:text-box>
          </draw:frame>
          <draw:custom-shape draw:style-name="gr8" draw:text-style-name="P4" draw:layer="layout" svg:width="2.9cm" svg:height="1.9cm" svg:x="2.1cm" svg:y="4.7cm">
            <text:p text:style-name="P3"><text:span text:style-name="T1">JMS Service</text:span></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9-05-07T14:20:42</meta:creation-date>
    <dc:date>2009-08-21T17:40:50</dc:date>
    <meta:editing-cycles>31</meta:editing-cycles>
    <meta:editing-duration>P3DT15H38M20S</meta:editing-duration>
    <meta:user-defined meta:name="Info 1"/>
    <meta:user-defined meta:name="Info 2"/>
    <meta:user-defined meta:name="Info 3"/>
    <meta:user-defined meta:name="Info 4"/>
    <meta:document-statistic meta:object-count="43"/>
  </office:meta>
</office:document-meta>
</file>